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lib_o_con_2021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0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fill-color="#dee6ef" draw:textarea-horizontal-align="justify" draw:textarea-vertical-align="middle" draw:auto-grow-height="false" fo:min-height="0.79cm" fo:min-width="6.269cm"/>
      <style:paragraph-properties fo:text-align="center"/>
    </style:style>
    <style:style style:name="gr2" style:family="graphic">
      <style:text-properties fo:font-size="10pt"/>
    </style:style>
    <style:style style:name="gr3" style:family="graphic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left" draw:textarea-vertical-align="middle" draw:auto-grow-height="false" fo:min-height="1.23cm" fo:min-width="8cm" fo:padding-top="0.125cm" fo:padding-bottom="0.125cm" fo:padding-left="0.25cm" fo:padding-right="0.25cm" fo:wrap-option="wrap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106802" loext:opacity="10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gr4" style:family="graphic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left" draw:textarea-vertical-align="middle" draw:auto-grow-height="false" fo:min-height="1.268cm" fo:min-width="8cm" fo:padding-top="0.125cm" fo:padding-bottom="0.125cm" fo:padding-left="0.25cm" fo:padding-right="0.25cm" fo:wrap-option="wrap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106802" loext:opacity="10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gr5" style:family="graphic">
      <style:graphic-properties draw:fill-color="#dee6ef" draw:textarea-horizontal-align="justify" draw:textarea-vertical-align="middle" draw:auto-grow-height="false" fo:min-height="0.891cm" fo:min-width="9.947cm"/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start" fo:text-indent="0cm" style:writing-mode="lr-tb"/>
      <style:text-properties fo:color="#106802" loext:opacity="10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106802" loext:opacity="100%" style:text-outline="false" style:text-line-through-style="none" style:text-line-through-type="none" fo:font-family="'Noto Mono'" style:font-pitch="fixed" fo:font-size="10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3pt" style:font-style-asian="normal" style:font-weight-asian="normal" style:font-family-complex="'Lohit Hindi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06802" loext:opacity="100%" style:text-outline="false" style:text-line-through-style="none" style:text-line-through-type="none" fo:font-family="'Noto Mono'" style:font-pitch="fixed" fo:font-size="10pt" fo:language="en" fo:country="US" fo:font-style="normal" fo:text-shadow="none" style:text-underline-style="none" fo:font-weight="bold" style:letter-kerning="true" style:font-family-asian="'DejaVu Sans'" style:font-family-generic-asian="system" style:font-pitch-asian="variable" style:font-size-asian="13pt" style:font-style-asian="normal" style:font-weight-asian="bold" style:font-family-complex="'Lohit Hindi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ample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Execute V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1?language=Python&amp;location=document" xlink:type="simple"/>
              </office:event-listeners>
            </form:button>
            <form:button form:name="Push Button 2" form:control-implementation="ooo:com.sun.star.form.component.CommandButton" xml:id="control2" form:id="control2" form:label="Execute V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2?language=Python&amp;location=document" xlink:type="simple"/>
              </office:event-listeners>
            </form:button>
            <form:button form:name="Push Button 3" form:control-implementation="ooo:com.sun.star.form.component.CommandButton" xml:id="control3" form:id="control3" form:label="Execute V3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3?language=Python&amp;location=document" xlink:type="simple"/>
              </office:event-listeners>
            </form:button>
            <form:button form:name="Push Button 4" form:control-implementation="ooo:com.sun.star.form.component.CommandButton" xml:id="control4" form:id="control4" form:label="Execute V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4?language=Python&amp;location=document" xlink:type="simple"/>
              </office:event-listeners>
            </form:button>
            <form:button form:name="Push Button 4" form:control-implementation="ooo:com.sun.star.form.component.CommandButton" xml:id="control5" form:id="control5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region_a1?language=Python&amp;location=document" xlink:type="simple"/>
              </office:event-listeners>
            </form:button>
          </form:form>
        </office:forms>
        <table:shapes>
          <draw:custom-shape draw:z-index="0" draw:name="Shape 1" draw:style-name="gr1" draw:text-style-name="P2" svg:width="6.269cm" svg:height="0.79cm" svg:x="13.42cm" svg:y="0.49cm">
            <text:p text:style-name="P1">6x6 matrix using <text:span text:style-name="T1">setValue</text:span></text:p>
            <draw:enhanced-geometry svg:viewBox="0 0 21600 21600" draw:type="rectangle" draw:enhanced-path="M 0 0 L 21600 0 21600 21600 0 21600 0 0 Z N"/>
          </draw:custom-shape>
          <draw:custom-shape draw:z-index="1" draw:name="Shape 2" draw:style-name="gr1" draw:text-style-name="P2" svg:width="6.269cm" svg:height="0.79cm" svg:x="13.422cm" svg:y="1.506cm">
            <text:p text:style-name="P1">6x6 matrix using <text:span text:style-name="T1">setArray </text:span><text:span text:style-name="T2">(faster)</text:span></text:p>
            <draw:enhanced-geometry svg:viewBox="0 0 21600 21600" draw:type="rectangle" draw:enhanced-path="M 0 0 L 21600 0 21600 21600 0 21600 0 0 Z N"/>
          </draw:custom-shape>
          <draw:custom-shape draw:z-index="2" draw:name="Shape 3" draw:style-name="gr1" draw:text-style-name="P2" svg:width="6.269cm" svg:height="0.79cm" svg:x="13.422cm" svg:y="2.523cm">
            <text:p text:style-name="P1">nxm matrix using <text:span text:style-name="T1">setValue</text:span></text:p>
            <draw:enhanced-geometry svg:viewBox="0 0 21600 21600" draw:type="rectangle" draw:enhanced-path="M 0 0 L 21600 0 21600 21600 0 21600 0 0 Z N"/>
          </draw:custom-shape>
          <draw:custom-shape draw:z-index="3" draw:name="Shape 4" draw:style-name="gr1" draw:text-style-name="P2" svg:width="6.269cm" svg:height="0.79cm" svg:x="13.422cm" svg:y="3.514cm">
            <text:p text:style-name="P1">nxm matrix using <text:span text:style-name="T1">setArray </text:span><text:span text:style-name="T2">(faster)</text:span></text:p>
            <draw:enhanced-geometry svg:viewBox="0 0 21600 21600" draw:type="rectangle" draw:enhanced-path="M 0 0 L 21600 0 21600 21600 0 21600 0 0 Z N"/>
          </draw:custom-shape>
          <draw:control draw:z-index="4" draw:name="Control 1" draw:text-style-name="P3" svg:width="2.408cm" svg:height="0.803cm" svg:x="10.773cm" svg:y="0.489cm" draw:control="control1"/>
          <draw:control draw:z-index="5" draw:name="Control 2" draw:text-style-name="P3" svg:width="2.408cm" svg:height="0.803cm" svg:x="10.77cm" svg:y="1.506cm" draw:control="control2"/>
          <draw:control draw:z-index="6" draw:name="Control 3" draw:text-style-name="P3" svg:width="2.408cm" svg:height="0.803cm" svg:x="10.77cm" svg:y="2.523cm" draw:control="control3"/>
          <draw:control draw:z-index="7" draw:name="Control 4" draw:text-style-name="P3" svg:width="2.408cm" svg:height="0.803cm" svg:x="10.77cm" svg:y="3.514cm" draw:control="control4"/>
          <draw:control draw:z-index="8" draw:name="Control 5" draw:text-style-name="P3" svg:width="2.408cm" svg:height="0.803cm" svg:x="10.77cm" svg:y="4.47cm" draw:control="control5"/>
        </table:shapes>
        <table:table-column table:style-name="co1" table:number-columns-repeated="8" table:default-cell-style-name="ce1"/>
        <table:table-row table:style-name="ro1">
          <table:table-cell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number-columns-repeated="4"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table:number-columns-repeated="2"/>
        </table:table-row>
        <table:table-row table:style-name="ro1">
          <table:table-cell table:number-columns-repeated="3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number-columns-repeated="3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 table:number-rows-repeated="9">
          <table:table-cell table:style-name="Default" table:number-columns-repeated="8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xample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6" form:id="control6" form:label="Generate Valu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values_for_example_2?language=Python&amp;location=document" xlink:type="simple"/>
              </office:event-listeners>
            </form:button>
            <form:button form:name="Push Button 1" form:control-implementation="ooo:com.sun.star.form.component.CommandButton" xml:id="control7" form:id="control7" form:label="Mark Invali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mark_invalid?language=Python&amp;location=document" xlink:type="simple"/>
              </office:event-listeners>
            </form:button>
          </form:form>
        </office:forms>
        <table:shapes>
          <draw:custom-shape draw:z-index="0" draw:name="Shape 5" draw:style-name="gr1" draw:text-style-name="P2" svg:width="6.269cm" svg:height="0.79cm" svg:x="4.988cm" svg:y="6.204cm">
            <text:p text:style-name="P1">Considers the current selection</text:p>
            <draw:enhanced-geometry svg:viewBox="0 0 21600 21600" draw:type="rectangle" draw:enhanced-path="M 0 0 L 21600 0 21600 21600 0 21600 0 0 Z N"/>
          </draw:custom-shape>
          <draw:control draw:z-index="1" draw:name="Control 6" draw:style-name="gr2" draw:text-style-name="P4" svg:width="3.087cm" svg:height="0.833cm" svg:x="1.601cm" svg:y="5.174cm" draw:control="control6"/>
          <draw:control draw:z-index="2" draw:name="Control 7" draw:style-name="gr2" draw:text-style-name="P4" svg:width="3.087cm" svg:height="0.833cm" svg:x="1.602cm" svg:y="6.201cm" draw:control="control7"/>
        </table:shapes>
        <table:table-column table:style-name="co3" table:number-columns-repeated="8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-9" calcext:value-type="float">
            <text:p>-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4" calcext:value-type="float">
            <text:p>-14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" calcext:value-type="float">
            <text:p>-5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Example3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8" form:id="control8" form:label="ClearA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contents_v1?language=Python&amp;location=document" xlink:type="simple"/>
              </office:event-listeners>
            </form:button>
            <form:button form:name="Push Button 1" form:control-implementation="ooo:com.sun.star.form.component.CommandButton" xml:id="control9" form:id="control9" form:label="ClearForm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contents_v2?language=Python&amp;location=document" xlink:type="simple"/>
              </office:event-listeners>
            </form:button>
            <form:button form:name="Push Button 1" form:control-implementation="ooo:com.sun.star.form.component.CommandButton" xml:id="control10" form:id="control10" form:label="ClearValu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contents_v3?language=Python&amp;location=document" xlink:type="simple"/>
              </office:event-listeners>
            </form:button>
          </form:form>
        </office:forms>
        <table:shapes>
          <draw:control draw:z-index="0" draw:name="Control 8" draw:style-name="gr2" draw:text-style-name="P4" svg:width="2.53cm" svg:height="0.916cm" svg:x="2.099cm" svg:y="3.728cm" draw:control="control8"/>
          <draw:control draw:z-index="1" draw:name="Control 9" draw:style-name="gr2" draw:text-style-name="P4" svg:width="2.53cm" svg:height="0.916cm" svg:x="6.592cm" svg:y="3.728cm" draw:control="control9"/>
          <draw:control draw:z-index="2" draw:name="Control 10" draw:style-name="gr2" draw:text-style-name="P4" svg:width="2.53cm" svg:height="0.916cm" svg:x="11.152cm" svg:y="3.728cm" draw:control="control10"/>
        </table:shapes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float" office:value="25.3" calcext:value-type="float">
            <text:p>25.3</text:p>
          </table:table-cell>
          <table:table-cell/>
          <table:table-cell table:style-name="ce3" office:value-type="float" office:value="25.3" calcext:value-type="float">
            <text:p>25.3</text:p>
          </table:table-cell>
          <table:table-cell/>
          <table:table-cell table:style-name="ce3" office:value-type="float" office:value="25.3" calcext:value-type="float">
            <text:p>25.3</text:p>
          </table:table-cell>
        </table:table-row>
        <table:table-row table:style-name="ro1">
          <table:table-cell/>
          <table:table-cell table:style-name="ce4" office:value-type="string" calcext:value-type="string">
            <text:p>Hello</text:p>
          </table:table-cell>
          <table:table-cell/>
          <table:table-cell table:style-name="ce4" office:value-type="string" calcext:value-type="string">
            <text:p>Hello</text:p>
          </table:table-cell>
          <table:table-cell/>
          <table:table-cell table:style-name="ce4" office:value-type="string" calcext:value-type="string">
            <text:p>Hello</text:p>
          </table:table-cell>
        </table:table-row>
        <table:table-row table:style-name="ro1">
          <table:table-cell/>
          <table:table-cell table:style-name="ce5" office:value-type="percentage" office:value="1" calcext:value-type="percentage">
            <text:p>100.00%</text:p>
          </table:table-cell>
          <table:table-cell/>
          <table:table-cell table:style-name="ce5" office:value-type="percentage" office:value="1" calcext:value-type="percentage">
            <text:p>100.00%</text:p>
          </table:table-cell>
          <table:table-cell/>
          <table:table-cell table:style-name="ce5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ce6" office:value-type="currency" office:currency="BRL" office:value="1000" calcext:value-type="currency">
            <text:p>R$ 1,000.00</text:p>
          </table:table-cell>
          <table:table-cell/>
          <table:table-cell table:style-name="ce6" office:value-type="currency" office:currency="BRL" office:value="1000" calcext:value-type="currency">
            <text:p>R$ 1,000.00</text:p>
          </table:table-cell>
          <table:table-cell/>
          <table:table-cell table:style-name="ce6" office:value-type="currency" office:currency="BRL" office:value="1000" calcext:value-type="currency">
            <text:p>R$ 1,000.00</text:p>
          </table:table-cell>
        </table:table-row>
        <table:table-row table:style-name="ro1">
          <table:table-cell/>
          <table:table-cell table:style-name="ce7" table:formula="of:=AVERAGE(100;200)" office:value-type="float" office:value="150" calcext:value-type="float">
            <text:p>150</text:p>
          </table:table-cell>
          <table:table-cell/>
          <table:table-cell table:style-name="ce7" table:formula="of:=AVERAGE(100;200)" office:value-type="float" office:value="150" calcext:value-type="float">
            <text:p>150</text:p>
          </table:table-cell>
          <table:table-cell/>
          <table:table-cell table:style-name="ce7" table:formula="of:=AVERAGE(100;200)" office:value-type="float" office:value="150" calcext:value-type="float">
            <text:p>150</text:p>
          </table:table-cell>
        </table:table-row>
      </table:table>
      <table:table table:name="Example4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1" form:id="control11" form:label="CopyToCe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cells_v1?language=Python&amp;location=document" xlink:type="simple"/>
              </office:event-listeners>
            </form:button>
            <form:button form:name="Push Button 1" form:control-implementation="ooo:com.sun.star.form.component.CommandButton" xml:id="control12" form:id="control12" form:label="CopyToRan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cells_v2?language=Python&amp;location=document" xlink:type="simple"/>
              </office:event-listeners>
            </form:button>
          </form:form>
        </office:forms>
        <table:shapes>
          <draw:custom-shape draw:z-index="0" draw:style-name="gr3" draw:text-style-name="P6" svg:width="8.5cm" svg:height="1.48cm" svg:x="0.658cm" svg:y="4.319cm">
            <text:p text:style-name="P5"><text:span text:style-name="T3">def copy_cells_v1(args=None):</text:span></text:p>
            <text:p text:style-name="P5"><text:span text:style-name="T3"><text:s text:c="4"/></text:span><text:span text:style-name="T3">doc = CreateScriptService("Calc")</text:span></text:p>
            <text:p text:style-name="P5"><text:span text:style-name="T3"><text:s text:c="4"/></text:span><text:span text:style-name="T3">doc.</text:span><text:span text:style-name="T4">copyToCell</text:span><text:span text:style-name="T3">("A1:A4", "C1")</text:span></text:p>
            <draw:enhanced-geometry svg:viewBox="0 0 21600 21600" draw:type="rectangle" draw:enhanced-path="M 0 0 L 21600 0 21600 21600 0 21600 0 0 Z N"/>
          </draw:custom-shape>
          <draw:custom-shape draw:z-index="1" draw:style-name="gr4" draw:text-style-name="P6" svg:width="8.5cm" svg:height="1.518cm" svg:x="0.658cm" svg:y="7.195cm">
            <text:p text:style-name="P5"><text:span text:style-name="T3">def copy_cells_v2(args=None):</text:span></text:p>
            <text:p text:style-name="P5"><text:span text:style-name="T3"><text:s text:c="4"/></text:span><text:span text:style-name="T3">doc = CreateScriptService("Calc")</text:span></text:p>
            <text:p text:style-name="P5"><text:span text:style-name="T3"><text:s text:c="4"/></text:span><text:span text:style-name="T3">doc.</text:span><text:span text:style-name="T4">copyToRange</text:span><text:span text:style-name="T3">("A1:A4", "E1:F6")</text:span></text:p>
            <draw:enhanced-geometry svg:viewBox="0 0 21600 21600" draw:type="rectangle" draw:enhanced-path="M 0 0 L 21600 0 21600 21600 0 21600 0 0 Z N"/>
          </draw:custom-shape>
          <draw:control draw:z-index="2" draw:name="Control 11" draw:style-name="gr2" draw:text-style-name="P4" svg:width="2.596cm" svg:height="0.846cm" svg:x="0.658cm" svg:y="3.288cm" draw:control="control11"/>
          <draw:control draw:z-index="3" draw:name="Control 12" draw:style-name="gr2" draw:text-style-name="P4" svg:width="2.596cm" svg:height="0.846cm" svg:x="0.658cm" svg:y="6.078cm" draw:control="control12"/>
        </table:shapes>
        <table:table-column table:style-name="co2" table:default-cell-style-name="ce3"/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table:style-name="ce8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table:style-name="ce8" office:value-type="string" calcext:value-type="string">
            <text:p>D</text:p>
          </table:table-cell>
        </table:table-row>
      </table:table>
      <table:table table:name="Example5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3" form:id="control13" form:label="Copy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range_from_file?language=Python&amp;location=document" xlink:type="simple"/>
              </office:event-listeners>
            </form:button>
          </form:form>
        </office:forms>
        <table:shapes>
          <draw:control draw:z-index="0" draw:name="Control 13" draw:text-style-name="P3" svg:width="2.518cm" svg:height="0.903cm" svg:x="4.557cm" svg:y="1.158cm" draw:control="control13"/>
        </table:shapes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pies range from DataSource.ods (must be open)</text:p>
          </table:table-cell>
        </table:table-row>
      </table:table>
      <table:table table:name="Example6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4" form:id="control14" form:label="Insert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sheet_example?language=Python&amp;location=document" xlink:type="simple"/>
              </office:event-listeners>
            </form:button>
            <form:button form:name="Push Button 1" form:control-implementation="ooo:com.sun.star.form.component.CommandButton" xml:id="control15" form:id="control15" form:label="Copy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sheet_example?language=Python&amp;location=document" xlink:type="simple"/>
              </office:event-listeners>
            </form:button>
            <form:button form:name="Push Button 1" form:control-implementation="ooo:com.sun.star.form.component.CommandButton" xml:id="control16" form:id="control16" form:label="Remove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remove_sheet_example?language=Python&amp;location=document" xlink:type="simple"/>
              </office:event-listeners>
            </form:button>
            <form:button form:name="Push Button 1" form:control-implementation="ooo:com.sun.star.form.component.CommandButton" xml:id="control17" form:id="control17" form:label="CopySheetFromFil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from_file_example?language=Python&amp;location=document" xlink:type="simple"/>
              </office:event-listeners>
            </form:button>
          </form:form>
        </office:forms>
        <table:shapes>
          <draw:custom-shape draw:z-index="0" draw:name="Shape 6" draw:style-name="gr5" draw:text-style-name="P2" svg:width="9.947cm" svg:height="0.891cm" svg:x="4.345cm" svg:y="0.672cm">
            <text:p text:style-name="P1">Creates a new sheet named “TestSheet”</text:p>
            <draw:enhanced-geometry svg:viewBox="0 0 21600 21600" draw:type="rectangle" draw:enhanced-path="M 0 0 L 21600 0 21600 21600 0 21600 0 0 Z N"/>
          </draw:custom-shape>
          <draw:custom-shape draw:z-index="1" draw:name="Shape 7" draw:style-name="gr5" draw:text-style-name="P2" svg:width="9.947cm" svg:height="0.891cm" svg:x="4.345cm" svg:y="1.993cm">
            <text:p text:style-name="P1">Creates a copy of “TestSheet” named “Copy_TestSheet”</text:p>
            <draw:enhanced-geometry svg:viewBox="0 0 21600 21600" draw:type="rectangle" draw:enhanced-path="M 0 0 L 21600 0 21600 21600 0 21600 0 0 Z N"/>
          </draw:custom-shape>
          <draw:custom-shape draw:z-index="2" draw:name="Shape 8" draw:style-name="gr5" draw:text-style-name="P2" svg:width="9.947cm" svg:height="0.891cm" svg:x="4.345cm" svg:y="3.288cm">
            <text:p text:style-name="P1">Removes the sheet “Copy_TestSheet”</text:p>
            <draw:enhanced-geometry svg:viewBox="0 0 21600 21600" draw:type="rectangle" draw:enhanced-path="M 0 0 L 21600 0 21600 21600 0 21600 0 0 Z N"/>
          </draw:custom-shape>
          <draw:custom-shape draw:z-index="3" draw:name="Shape 9" draw:style-name="gr5" draw:text-style-name="P2" svg:width="9.947cm" svg:height="0.891cm" svg:x="4.357cm" svg:y="4.674cm">
            <text:p text:style-name="P1">Copies “Sheet2” from “DataSource.ods”</text:p>
            <draw:enhanced-geometry svg:viewBox="0 0 21600 21600" draw:type="rectangle" draw:enhanced-path="M 0 0 L 21600 0 21600 21600 0 21600 0 0 Z N"/>
          </draw:custom-shape>
          <draw:control draw:z-index="4" draw:name="Control 14" draw:style-name="gr2" draw:text-style-name="P4" svg:width="3.543cm" svg:height="0.891cm" svg:x="0.462cm" svg:y="0.66cm" draw:control="control14"/>
          <draw:control draw:z-index="5" draw:name="Control 15" draw:style-name="gr2" draw:text-style-name="P4" svg:width="3.543cm" svg:height="0.891cm" svg:x="0.42cm" svg:y="1.98cm" draw:control="control15"/>
          <draw:control draw:z-index="6" draw:name="Control 16" draw:style-name="gr2" draw:text-style-name="P4" svg:width="3.543cm" svg:height="0.891cm" svg:x="0.433cm" svg:y="3.301cm" draw:control="control16"/>
          <draw:control draw:z-index="7" draw:name="Control 17" draw:style-name="gr2" draw:text-style-name="P4" svg:width="3.543cm" svg:height="0.891cm" svg:x="0.432cm" svg:y="4.674cm" draw:control="control17"/>
        </table:shapes>
        <table:table-column table:style-name="co2" table:default-cell-style-name="Default"/>
        <table:table-row table:style-name="ro1">
          <table:table-cell/>
        </table:table-row>
      </table:table>
      <table:table table:name="Example 7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8" form:id="control18" form:label="Calculate Avera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alculate_average?language=Python&amp;location=document" xlink:type="simple"/>
              </office:event-listeners>
            </form:button>
          </form:form>
        </office:forms>
        <table:shapes>
          <draw:control draw:z-index="0" draw:name="Control 18" draw:text-style-name="P3" svg:width="3.994cm" svg:height="0.857cm" svg:x="3.767cm" svg:y="1.042cm" draw:control="control18"/>
        </table:shapes>
        <table:table-column table:style-name="co2" table:number-columns-repeated="5" table:default-cell-style-name="ce3"/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Example8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9" form:id="control19" form:label="Load CSV 1 (defaults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open_csv_file_v1?language=Python&amp;location=document" xlink:type="simple"/>
              </office:event-listeners>
            </form:button>
            <form:button form:name="Push Button 1" form:control-implementation="ooo:com.sun.star.form.component.CommandButton" xml:id="control20" form:id="control20" form:label="Load CSV 2 (defaults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open_csv_file_v2?language=Python&amp;location=document" xlink:type="simple"/>
              </office:event-listeners>
            </form:button>
            <form:button form:name="Push Button 1" form:control-implementation="ooo:com.sun.star.form.component.CommandButton" xml:id="control21" form:id="control21" form:label="Load CSV 2 (custom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open_csv_file_v3?language=Python&amp;location=document" xlink:type="simple"/>
              </office:event-listeners>
            </form:button>
          </form:form>
        </office:forms>
        <table:shapes>
          <draw:control draw:z-index="0" draw:name="Control 19" draw:style-name="gr2" draw:text-style-name="P4" svg:width="4cm" svg:height="1cm" svg:x="0.253cm" svg:y="6.332cm" draw:control="control19"/>
          <draw:control draw:z-index="1" draw:name="Control 20" draw:style-name="gr2" draw:text-style-name="P4" svg:width="4cm" svg:height="1cm" svg:x="4.848cm" svg:y="6.332cm" draw:control="control20"/>
          <draw:control draw:z-index="2" draw:name="Control 21" draw:style-name="gr2" draw:text-style-name="P4" svg:width="4cm" svg:height="1cm" svg:x="9.5cm" svg:y="6.332cm" draw:control="control21"/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stroke-dash draw:name="Dashed_20__28_var_29__20_1" draw:display-name="Dashed (var) 1" draw:style="rect" draw:dots1="1" draw:dots1-length="0.02cm" draw:dots2="1" draw:dots2-length="0.02cm" draw:distance="0.02c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00-00-00</text:date>, <text:time style:data-style-name="N2" text:time-value="08:13:50.6700618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09:44:36.131330326</meta:creation-date>
    <dc:date>2022-04-13T08:15:36.797738347</dc:date>
    <meta:editing-duration>PT4H43M28S</meta:editing-duration>
    <meta:editing-cycles>38</meta:editing-cycles>
    <meta:generator>LibreOffice/7.3.2.2$Linux_X86_64 LibreOffice_project/454130fadb9a820d3728b86ccb63c8f359d70528</meta:generator>
    <dc:creator>Amour Spirit</dc:creator>
    <meta:document-statistic meta:table-count="8" meta:cell-count="144" meta:object-count="32"/>
  </office:meta>
</office:document-meta>
</file>